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solid" draw:fill-color="#e6e6ff" draw:textarea-horizontal-align="center" draw:textarea-vertical-align="middle"/>
    </style:style>
    <style:style style:name="gr2" style:family="graphic" style:parent-style-name="standard">
      <style:graphic-properties draw:stroke="none" svg:stroke-width="0cm" svg:stroke-color="#000000" draw:fill="none" draw:fill-color="#ffffff" draw:textarea-horizontal-align="left" draw:auto-grow-height="true" draw:auto-grow-width="true" fo:min-height="0cm" fo:min-width="0cm"/>
    </style:style>
    <style:style style:name="gr3" style:family="graphic" style:parent-style-name="standard">
      <style:graphic-properties draw:fill-color="#0047ff" draw:textarea-horizontal-align="center" draw:textarea-vertical-align="middle"/>
    </style:style>
    <style:style style:name="gr4" style:family="graphic" style:parent-style-name="objectwithoutfill">
      <style:graphic-properties svg:stroke-width="0cm" draw:fill="solid" draw:fill-color="#33cc66" draw:textarea-horizontal-align="center" draw:textarea-vertical-align="middle"/>
    </style:style>
    <style:style style:name="gr5" style:family="graphic" style:parent-style-name="objectwithoutfill">
      <style:graphic-properties svg:stroke-width="0cm" svg:stroke-color="#9966cc" draw:fill="solid" draw:fill-color="#9966cc" draw:textarea-horizontal-align="center" draw:textarea-vertical-align="middle"/>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textarea-horizontal-align="center" draw:textarea-vertical-align="middle" draw:end-line-spacing-horizontal="1.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family="Arial" style:font-family-generic="swiss" style:font-pitch="variable" fo:font-size="7pt" style:font-size-asian="7pt" style:font-size-complex="7pt"/>
    </style:style>
    <style:style style:name="T1" style:family="text">
      <style:text-properties fo:font-family="Arial" style:font-family-generic="swiss" style:font-pitch="variable" fo:font-size="7pt" style:font-size-asian="7pt" style:font-size-complex="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8.5cm" svg:height="15.5cm" svg:x="1cm" svg:y="1cm" draw:corner-radius="0.5cm">
          <text:p text:style-name="P2"/>
        </draw:rect>
        <draw:frame draw:style-name="gr2" draw:text-style-name="P3" draw:layer="layout" svg:width="6.441cm" svg:height="0.53cm" svg:x="1.06cm" svg:y="1cm">
          <draw:text-box>
            <text:p text:style-name="P2"><text:span text:style-name="T1">http://org.apache.tuscany;TuscanySCATours-scenario4</text:span></text:p>
          </draw:text-box>
        </draw:frame>
        <draw:rect draw:style-name="gr3" draw:text-style-name="P1" draw:layer="layout" svg:width="2cm" svg:height="6.73cm" svg:x="7.3cm" svg:y="4cm" draw:corner-radius="0.5cm">
          <text:p text:style-name="P2"/>
        </draw:rect>
        <draw:frame draw:style-name="gr2" draw:text-style-name="P3" draw:layer="layout" svg:width="1.175cm" svg:height="0.53cm" svg:x="7.663cm" svg:y="4cm">
          <draw:text-box>
            <text:p text:style-name="P2"><text:span text:style-name="T1">Travel</text:span></text:p>
          </draw:text-box>
        </draw:frame>
        <draw:polygon draw:style-name="gr4" draw:text-style-name="P1" draw:id="id9" draw:layer="layout" svg:width="1.401cm" svg:height="0.629cm" svg:x="6.753cm" svg:y="4.708cm" svg:viewBox="0 0 1402 630" draw:points="0,0 1052,0 1402,315 1052,630 0,630 351,315">
          <text:p text:style-name="P2"/>
        </draw:polygon>
        <draw:polygon draw:style-name="gr5" draw:text-style-name="P1" draw:id="id1" draw:layer="layout" svg:width="1.499cm" svg:height="0.629cm" svg:x="8.5cm" svg:y="4.709cm" svg:viewBox="0 0 1500 630" draw:points="0,0 1125,0 1500,315 1125,630 0,630 375,315">
          <text:p text:style-name="P2"/>
        </draw:polygon>
        <draw:rect draw:style-name="gr3" draw:text-style-name="P1" draw:layer="layout" svg:width="2cm" svg:height="1.913cm" svg:x="12.047cm" svg:y="1.288cm" draw:corner-radius="0.5cm">
          <text:p text:style-name="P2"/>
        </draw:rect>
        <draw:frame draw:style-name="gr2" draw:text-style-name="P3" draw:layer="layout" svg:width="1.573cm" svg:height="0.809cm" svg:x="12.511cm" svg:y="1.288cm">
          <draw:text-box>
            <text:p text:style-name="P2"><text:span text:style-name="T1">Currency</text:span></text:p>
            <text:p text:style-name="P2"><text:span text:style-name="T1">Converter</text:span></text:p>
          </draw:text-box>
        </draw:frame>
        <draw:polygon draw:style-name="gr4" draw:text-style-name="P1" draw:id="id2" draw:layer="layout" svg:width="1.401cm" svg:height="0.629cm" svg:x="11.5cm" svg:y="1.996cm" svg:viewBox="0 0 1402 630" draw:points="0,0 1052,0 1402,315 1052,630 0,630 351,315">
          <text:p text:style-name="P2"/>
        </draw:polygon>
        <draw:rect draw:style-name="gr3" draw:text-style-name="P1" draw:layer="layout" svg:width="2cm" svg:height="1.913cm" svg:x="11.924cm" svg:y="3.485cm" draw:corner-radius="0.5cm">
          <text:p text:style-name="P2"/>
        </draw:rect>
        <draw:frame draw:style-name="gr2" draw:text-style-name="P3" draw:layer="layout" svg:width="1.074cm" svg:height="0.53cm" svg:x="12.388cm" svg:y="3.485cm">
          <draw:text-box>
            <text:p text:style-name="P2"><text:span text:style-name="T1">Hotel</text:span></text:p>
          </draw:text-box>
        </draw:frame>
        <draw:polygon draw:style-name="gr4" draw:text-style-name="P1" draw:id="id4" draw:layer="layout" svg:width="1.401cm" svg:height="0.629cm" svg:x="11.377cm" svg:y="4.193cm" svg:viewBox="0 0 1402 630" draw:points="0,0 1052,0 1402,315 1052,630 0,630 351,315">
          <text:p text:style-name="P2"/>
        </draw:polygon>
        <draw:polygon draw:style-name="gr5" draw:text-style-name="P1" draw:id="id11" draw:layer="layout" svg:width="1.499cm" svg:height="0.629cm" svg:x="13.124cm" svg:y="4.194cm" svg:viewBox="0 0 1500 630" draw:points="0,0 1125,0 1500,315 1125,630 0,630 375,315">
          <text:p text:style-name="P2"/>
        </draw:polygon>
        <draw:rect draw:style-name="gr3" draw:text-style-name="P1" draw:layer="layout" svg:width="2cm" svg:height="1.913cm" svg:x="11.924cm" svg:y="5.575cm" draw:corner-radius="0.5cm">
          <text:p text:style-name="P2"/>
        </draw:rect>
        <draw:frame draw:style-name="gr2" draw:text-style-name="P3" draw:layer="layout" svg:width="1.099cm" svg:height="0.53cm" svg:x="12.388cm" svg:y="5.575cm">
          <draw:text-box>
            <text:p text:style-name="P2"><text:span text:style-name="T1">Flight</text:span></text:p>
          </draw:text-box>
        </draw:frame>
        <draw:polygon draw:style-name="gr4" draw:text-style-name="P1" draw:id="id6" draw:layer="layout" svg:width="1.401cm" svg:height="0.629cm" svg:x="11.377cm" svg:y="6.283cm" svg:viewBox="0 0 1402 630" draw:points="0,0 1052,0 1402,315 1052,630 0,630 351,315">
          <text:p text:style-name="P2"/>
        </draw:polygon>
        <draw:polygon draw:style-name="gr5" draw:text-style-name="P1" draw:id="id14" draw:layer="layout" svg:width="1.499cm" svg:height="0.629cm" svg:x="13.124cm" svg:y="6.284cm" svg:viewBox="0 0 1500 630" draw:points="0,0 1125,0 1500,315 1125,630 0,630 375,315">
          <text:p text:style-name="P2"/>
        </draw:polygon>
        <draw:rect draw:style-name="gr3" draw:text-style-name="P1" draw:layer="layout" svg:width="2cm" svg:height="1.913cm" svg:x="11.923cm" svg:y="7.725cm" draw:corner-radius="0.5cm">
          <text:p text:style-name="P2"/>
        </draw:rect>
        <draw:frame draw:style-name="gr2" draw:text-style-name="P3" draw:layer="layout" svg:width="0.896cm" svg:height="0.53cm" svg:x="12.387cm" svg:y="7.725cm">
          <draw:text-box>
            <text:p text:style-name="P2"><text:span text:style-name="T1">Car</text:span></text:p>
          </draw:text-box>
        </draw:frame>
        <draw:polygon draw:style-name="gr4" draw:text-style-name="P1" draw:id="id8" draw:layer="layout" svg:width="1.401cm" svg:height="0.629cm" svg:x="11.376cm" svg:y="8.433cm" svg:viewBox="0 0 1402 630" draw:points="0,0 1052,0 1402,315 1052,630 0,630 351,315">
          <text:p text:style-name="P2"/>
        </draw:polygon>
        <draw:polygon draw:style-name="gr5" draw:text-style-name="P1" draw:id="id16" draw:layer="layout" svg:width="1.499cm" svg:height="0.629cm" svg:x="13.123cm" svg:y="8.434cm" svg:viewBox="0 0 1500 630" draw:points="0,0 1125,0 1500,315 1125,630 0,630 375,315">
          <text:p text:style-name="P2"/>
        </draw:polygon>
        <draw:rect draw:style-name="gr3" draw:text-style-name="P1" draw:layer="layout" svg:width="2cm" svg:height="1.913cm" svg:x="17.03cm" svg:y="1.358cm" draw:corner-radius="0.5cm">
          <text:p text:style-name="P2"/>
        </draw:rect>
        <draw:frame draw:style-name="gr2" draw:text-style-name="P3" draw:layer="layout" svg:width="1.484cm" svg:height="0.809cm" svg:x="17.494cm" svg:y="1.358cm">
          <draw:text-box>
            <text:p text:style-name="P2"><text:span text:style-name="T1">US Hotel</text:span></text:p>
            <text:p text:style-name="P2"><text:span text:style-name="T1">Partner</text:span></text:p>
          </draw:text-box>
        </draw:frame>
        <draw:polygon draw:style-name="gr4" draw:text-style-name="P1" draw:id="id12" draw:layer="layout" svg:width="1.401cm" svg:height="0.629cm" svg:x="16.483cm" svg:y="2.066cm" svg:viewBox="0 0 1402 630" draw:points="0,0 1052,0 1402,315 1052,630 0,630 351,315">
          <text:p text:style-name="P2"/>
        </draw:polygon>
        <draw:rect draw:style-name="gr3" draw:text-style-name="P1" draw:layer="layout" svg:width="2cm" svg:height="1.913cm" svg:x="16.924cm" svg:y="3.477cm" draw:corner-radius="0.5cm">
          <text:p text:style-name="P2"/>
        </draw:rect>
        <draw:frame draw:style-name="gr2" draw:text-style-name="P3" draw:layer="layout" svg:width="1.484cm" svg:height="0.809cm" svg:x="17.388cm" svg:y="3.477cm">
          <draw:text-box>
            <text:p text:style-name="P2"><text:span text:style-name="T1">EU Hotel</text:span></text:p>
            <text:p text:style-name="P2"><text:span text:style-name="T1">Partner</text:span></text:p>
          </draw:text-box>
        </draw:frame>
        <draw:polygon draw:style-name="gr4" draw:text-style-name="P1" draw:id="id13" draw:layer="layout" svg:width="1.401cm" svg:height="0.629cm" svg:x="16.377cm" svg:y="4.185cm" svg:viewBox="0 0 1402 630" draw:points="0,0 1052,0 1402,315 1052,630 0,630 351,315">
          <text:p text:style-name="P2"/>
        </draw:polygon>
        <draw:polygon draw:style-name="gr5" draw:text-style-name="P1" draw:id="id3" draw:layer="layout" svg:width="1.499cm" svg:height="0.629cm" svg:x="8.5cm" svg:y="5.5cm" svg:viewBox="0 0 1500 630" draw:points="0,0 1125,0 1500,315 1125,630 0,630 375,315">
          <text:p text:style-name="P2"/>
        </draw:polygon>
        <draw:polygon draw:style-name="gr5" draw:text-style-name="P1" draw:id="id5" draw:layer="layout" svg:width="1.499cm" svg:height="0.629cm" svg:x="8.5cm" svg:y="6.37cm" svg:viewBox="0 0 1500 630" draw:points="0,0 1125,0 1500,315 1125,630 0,630 375,315">
          <text:p text:style-name="P2"/>
        </draw:polygon>
        <draw:polygon draw:style-name="gr5" draw:text-style-name="P1" draw:id="id7" draw:layer="layout" svg:width="1.499cm" svg:height="0.629cm" svg:x="8.5cm" svg:y="7.179cm" svg:viewBox="0 0 1500 630" draw:points="0,0 1125,0 1500,315 1125,630 0,630 375,315">
          <text:p text:style-name="P2"/>
        </draw:polygon>
        <draw:rect draw:style-name="gr3" draw:text-style-name="P1" draw:layer="layout" svg:width="2cm" svg:height="1.913cm" svg:x="16.877cm" svg:y="5.581cm" draw:corner-radius="0.5cm">
          <text:p text:style-name="P2"/>
        </draw:rect>
        <draw:frame draw:style-name="gr2" draw:text-style-name="P3" draw:layer="layout" svg:width="1.51cm" svg:height="0.809cm" svg:x="17.341cm" svg:y="5.581cm">
          <draw:text-box>
            <text:p text:style-name="P2"><text:span text:style-name="T1">US Flight</text:span></text:p>
            <text:p text:style-name="P2"><text:span text:style-name="T1">Partner</text:span></text:p>
          </draw:text-box>
        </draw:frame>
        <draw:polygon draw:style-name="gr4" draw:text-style-name="P1" draw:id="id15" draw:layer="layout" svg:width="1.401cm" svg:height="0.629cm" svg:x="16.33cm" svg:y="6.289cm" svg:viewBox="0 0 1402 630" draw:points="0,0 1052,0 1402,315 1052,630 0,630 351,315">
          <text:p text:style-name="P2"/>
        </draw:polygon>
        <draw:rect draw:style-name="gr3" draw:text-style-name="P1" draw:layer="layout" svg:width="2cm" svg:height="1.913cm" svg:x="16.793cm" svg:y="7.732cm" draw:corner-radius="0.5cm">
          <text:p text:style-name="P2"/>
        </draw:rect>
        <draw:frame draw:style-name="gr2" draw:text-style-name="P3" draw:layer="layout" svg:width="1.306cm" svg:height="0.809cm" svg:x="17.257cm" svg:y="7.732cm">
          <draw:text-box>
            <text:p text:style-name="P2"><text:span text:style-name="T1">US Car</text:span></text:p>
            <text:p text:style-name="P2"><text:span text:style-name="T1">Partner</text:span></text:p>
          </draw:text-box>
        </draw:frame>
        <draw:polygon draw:style-name="gr4" draw:text-style-name="P1" draw:id="id17" draw:layer="layout" svg:width="1.401cm" svg:height="0.629cm" svg:x="16.246cm" svg:y="8.44cm" svg:viewBox="0 0 1402 630" draw:points="0,0 1052,0 1402,315 1052,630 0,630 351,315">
          <text:p text:style-name="P2"/>
        </draw:polygon>
        <draw:custom-shape draw:style-name="gr6" draw:text-style-name="P1" draw:id="id10" draw:layer="layout" svg:width="3.5cm" svg:height="3cm" svg:x="1.5cm" svg:y="11cm">
          <text:p text:style-name="P2"/>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 draw:text-style-name="P3" draw:layer="layout" svg:width="1.916cm" svg:height="0.809cm" svg:x="2.257cm" svg:y="12.272cm">
          <draw:text-box>
            <text:p text:style-name="P2"><text:span text:style-name="T1">Other Travel </text:span></text:p>
            <text:p text:style-name="P2"><text:span text:style-name="T1">Providers</text:span></text:p>
          </draw:text-box>
        </draw:frame>
        <draw:connector draw:style-name="gr7" draw:text-style-name="P1" draw:layer="layout" draw:type="line" svg:x1="10cm" svg:y1="5.024cm" svg:x2="11.5cm" svg:y2="2.311cm" draw:start-shape="id1" draw:start-glue-point="1" draw:end-shape="id2" draw:end-glue-point="3">
          <text:p text:style-name="P2"/>
        </draw:connector>
        <draw:connector draw:style-name="gr7" draw:text-style-name="P1" draw:layer="layout" draw:type="line" svg:x1="10cm" svg:y1="5.815cm" svg:x2="11.377cm" svg:y2="4.508cm" draw:start-shape="id3" draw:end-shape="id4">
          <text:p text:style-name="P2"/>
        </draw:connector>
        <draw:connector draw:style-name="gr8" draw:text-style-name="P1" draw:layer="layout" draw:type="line" svg:x1="10cm" svg:y1="6.685cm" svg:x2="11.377cm" svg:y2="6.598cm" draw:start-shape="id5" draw:start-glue-point="1" draw:end-shape="id6">
          <text:p text:style-name="P2"/>
        </draw:connector>
        <draw:connector draw:style-name="gr7" draw:text-style-name="P1" draw:layer="layout" draw:type="line" svg:x1="10cm" svg:y1="7.494cm" svg:x2="11.376cm" svg:y2="8.748cm" draw:start-shape="id7" draw:start-glue-point="1" draw:end-shape="id8">
          <text:p text:style-name="P2"/>
        </draw:connector>
        <draw:connector draw:style-name="gr7" draw:text-style-name="P1" draw:layer="layout" draw:type="line" svg:x1="6.753cm" svg:y1="5.023cm" svg:x2="5cm" svg:y2="11.922cm" draw:start-shape="id9" draw:end-shape="id10" draw:end-glue-point="7">
          <text:p text:style-name="P2"/>
        </draw:connector>
        <draw:connector draw:style-name="gr7" draw:text-style-name="P1" draw:layer="layout" draw:type="line" svg:x1="14.624cm" svg:y1="4.509cm" svg:x2="16.483cm" svg:y2="2.381cm" draw:start-shape="id11" draw:start-glue-point="1" draw:end-shape="id12">
          <text:p text:style-name="P2"/>
        </draw:connector>
        <draw:connector draw:style-name="gr7" draw:text-style-name="P1" draw:layer="layout" draw:type="line" svg:x1="14.624cm" svg:y1="4.509cm" svg:x2="16.377cm" svg:y2="4.5cm" draw:start-shape="id11" draw:start-glue-point="1" draw:end-shape="id13">
          <text:p text:style-name="P2"/>
        </draw:connector>
        <draw:connector draw:style-name="gr7" draw:text-style-name="P1" draw:layer="layout" draw:type="line" svg:x1="14.624cm" svg:y1="6.599cm" svg:x2="16.33cm" svg:y2="6.604cm" draw:start-shape="id14" draw:start-glue-point="1" draw:end-shape="id15" draw:end-glue-point="3">
          <text:p text:style-name="P2"/>
        </draw:connector>
        <draw:connector draw:style-name="gr7" draw:text-style-name="P1" draw:layer="layout" draw:type="line" svg:x1="14.623cm" svg:y1="8.749cm" svg:x2="16.246cm" svg:y2="8.755cm" draw:start-shape="id16" draw:start-glue-point="1" draw:end-shape="id17" draw:end-glue-point="3">
          <text:p text:style-name="P2"/>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3$Win32 OpenOffice.org_project/680m9$Build-9238</meta:generator>
    <dc:date>2008-08-09T16:57:06</dc:date>
    <meta:editing-cycles>27</meta:editing-cycles>
    <meta:editing-duration>PT9H45M0S</meta:editing-duration>
    <meta:user-defined meta:name="Info 1"/>
    <meta:user-defined meta:name="Info 2"/>
    <meta:user-defined meta:name="Info 3"/>
    <meta:user-defined meta:name="Info 4"/>
    <meta:document-statistic meta:object-count="47"/>
  </office:meta>
</office:document-meta>
</file>